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2.372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1.202in" fo:break-before="auto" style:use-optimal-row-height="false"/>
    </style:style>
    <style:style style:name="ta1" style:family="table" style:master-page-name="PageStyle_5f_nom-abrvdo-atrbto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padding="0.028in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lias-atrbt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table:number-columns-spanned="4" table:number-rows-spanned="1"/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5" table:number-columns-spanned="4" table:number-rows-spanned="1"/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table:number-columns-spanned="2" table:number-rows-spanned="1"/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table:number-columns-spanned="2" table:number-rows-spanned="1"/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NUM-DSPSTV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column table:style-name="co4" table:number-columns-repeated="767" table:default-cell-style-name="Default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1014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Numero de dispositiv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5" office:value-type="string" calcext:value-type="string" table:number-columns-spanned="4" table:number-rows-spanned="1">
            <text:p>NUM-DSPSTV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5" table:number-rows-spanned="1">
            <text:p>Identificador único para cada dispositivo de un usuario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2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1023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2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1023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3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1023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1017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1014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1019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NUM. Dispositivo</text:p>
          </table:table-cell>
          <table:covered-table-cell table:style-name="ce36"/>
          <table:table-cell table:number-columns-repeated="1019"/>
        </table:table-row>
        <table:table-row table:style-name="ro2">
          <table:table-cell/>
          <table:table-cell table:style-name="ce28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4" table:number-rows-repeated="1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XT-MODELO-DSPSTV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column table:style-name="co4" table:number-columns-repeated="767" table:default-cell-style-name="Default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1014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Modelo de dispositiv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24" office:value-type="string" calcext:value-type="string" table:number-columns-spanned="4" table:number-rows-spanned="1">
            <text:p>TXT-MODELO-DSPSTV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5" table:number-rows-spanned="1">
            <text:p>Modelo concreto del dispositivo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2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1023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2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1023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3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1023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1017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1014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CHAR(50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1019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CHAR(50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Modelo</text:p>
          </table:table-cell>
          <table:covered-table-cell table:style-name="ce36"/>
          <table:table-cell table:number-columns-repeated="1019"/>
        </table:table-row>
        <table:table-row table:style-name="ro2">
          <table:table-cell/>
          <table:table-cell table:style-name="ce28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4" table:number-rows-repeated="1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XT-TIPO-DSPSTV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column table:style-name="co4" table:number-columns-repeated="767" table:default-cell-style-name="Default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1014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Tipo de dispositiv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24" office:value-type="string" calcext:value-type="string" table:number-columns-spanned="4" table:number-rows-spanned="1">
            <text:p>TXT-TIPO-DSPSTV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5" table:number-rows-spanned="1">
            <text:p>Tipificación del dispositivo en base a su formato o uso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2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1023"/>
        </table:table-row>
        <table:table-row table:style-name="ro5">
          <table:table-cell table:style-name="ce7" office:value-type="string" calcext:value-type="string" table:number-columns-spanned="5" table:number-rows-spanned="1">
            <text:p>Tipos:</text:p>
            <text:p>  00-Móvil</text:p>
            <text:p>  01-Ordenador</text:p>
            <text:p>  02-Portatil</text:p>
            <text:p>  03-Sobremesa</text:p>
            <text:p>  ...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2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 table:number-columns-spanned="5" table:number-rows-spanned="1">
            <text:p>El código debe de aparecer en la tabla de tipos de la empresa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3">
          <table:table-cell table:style-name="ce13" table:number-columns-repeated="10"/>
          <table:table-cell table:number-columns-repeated="1014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1023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1017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1014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NUMBER(2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1019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CHAR(20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Tipo</text:p>
          </table:table-cell>
          <table:covered-table-cell table:style-name="ce36"/>
          <table:table-cell table:number-columns-repeated="1019"/>
        </table:table-row>
        <table:table-row table:style-name="ro2">
          <table:table-cell/>
          <table:table-cell table:style-name="ce28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4" table:number-rows-repeated="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7701in" fo:margin-left="0.7083in" fo:margin-right="0.7083in" style:first-page-number="continue" style:scale-to="100%" style:writing-mode="lr-tb" style:print="charts drawings grid objects zero-values"/>
      <style:header-style>
        <style:header-footer-properties fo:min-height="0.2953in" fo:margin-left="0.0398in" fo:margin-right="0.0398in" fo:margin-bottom="0in"/>
      </style:header-style>
      <style:footer-style>
        <style:header-footer-properties fo:min-height="0.2953in" fo:margin-left="0.0398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9">00/00/0000</text:date>, <text:time style:data-style-name="N2" text:time-value="15:52:11.681338091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nom-abrvdo-atrbto" style:display-name="PageStyle_nom-abrvdo-atrb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2-19T15:59:32.829902040</dc:date>
    <meta:print-date>2014-02-04T11:35:22</meta:print-date>
    <meta:editing-cycles>13</meta:editing-cycles>
    <meta:editing-duration>PT2H31S</meta:editing-duration>
    <meta:generator>LibreOffice/6.4.7.2$Linux_X86_64 LibreOffice_project/40$Build-2</meta:generator>
    <meta:document-statistic meta:table-count="4" meta:cell-count="68" meta:object-count="0"/>
  </office:meta>
</office:document-meta>
</file>